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9230" officeooo:paragraph-rsid="000c9230"/>
    </style:style>
    <style:style style:name="P2" style:family="paragraph" style:parent-style-name="Standard">
      <style:text-properties fo:language="csb" fo:country="PL" officeooo:rsid="000c9230" officeooo:paragraph-rsid="000c9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style.</text:p>
      <text:p text:style-name="P2">custom language.</text:p>
      <text:p text:style-name="custom_20_syle_20_1">custom sty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custom_20_syle_20_1" style:display-name="custom syle 1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3-06T13:17:17.419344653</meta:creation-date>
    <dc:date>2019-03-08T14:04:34.999042712</dc:date>
    <dc:creator>Raphael </dc:creator>
    <meta:editing-duration>PT4M7S</meta:editing-duration>
    <meta:editing-cycles>2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3" meta:word-count="6" meta:character-count="43" meta:non-whitespace-character-count="40"/>
  </office:meta>
</office:document-meta>
</file>